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397cm" fo:margin-bottom="0.397cm" style:contextual-spacing="false" fo:text-align="center" style:justify-single-word="false" fo:text-indent="0cm" style:auto-text-indent="false"/>
      <style:text-properties fo:font-size="18pt" fo:font-style="italic" style:font-size-asian="18pt" style:font-style-asian="italic" style:font-size-complex="18pt" style:font-style-complex="italic"/>
    </style:style>
    <style:style style:name="P2" style:family="paragraph" style:parent-style-name="Heading_20_2">
      <style:paragraph-properties fo:text-align="justify" style:justify-single-word="false"/>
      <style:text-properties fo:font-size="14pt" style:font-size-asian="12.25pt" style:font-size-complex="14pt"/>
    </style:style>
    <style:style style:name="P3" style:family="paragraph" style:parent-style-name="Heading_20_2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Heading_20_3">
      <style:paragraph-properties fo:text-align="justify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fo:font-size="14pt" style:font-size-asian="14pt" style:font-size-complex="14pt"/>
    </style:style>
    <style:style style:name="P11" style:family="paragraph" style:parent-style-name="Text_20_body" style:list-style-name="L5">
      <style:paragraph-properties fo:text-align="justify" style:justify-single-word="false"/>
      <style:text-properties officeooo:paragraph-rsid="000989eb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loext:padding="0cm" loext:border="non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loext:padding="0cm" loext:border="none"/>
    </style:style>
    <style:style style:name="T7" style:family="text">
      <style:text-properties fo:font-size="14pt" style:font-size-asian="14pt" style:font-size-complex="14pt" loext:padding-left="0cm" loext:padding-right="0cm" loext:padding-top="0.049cm" loext:padding-bottom="0.049cm" loext:border-left="none" loext:border-right="none" loext:border-top="0.74pt solid #000000" loext:border-bottom="0.74pt solid #000000"/>
    </style:style>
    <style:style style:name="T8" style:family="text">
      <style:text-properties fo:font-size="14pt" fo:font-weight="bold" style:font-size-asian="14pt" style:font-weight-asian="bold" style:font-size-complex="14pt" style:font-weight-complex="bold" loext:padding="0cm" loext:border="none"/>
    </style:style>
    <style:style style:name="T9" style:family="text">
      <style:text-properties fo:font-size="14pt" fo:font-weight="normal" style:font-size-asian="14pt" style:font-weight-asian="normal" style:font-size-complex="14pt" style:font-weight-complex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mplate Literals e Operador Ternário</text:h>
      <text:p text:style-name="Standard"/>
      <text:p text:style-name="Standard"/>
      <text:p text:style-name="P5">Os <text:span text:style-name="Emphasis"><text:span text:style-name="T4">Template Literals</text:span></text:span> são uma forma moderna de criar strings personalizadas em JavaScript introduzida no ECMAScript 6 (ES6). Eles permitem a interpolação de variáveis, bem como a criação de strings de várias linhas de forma mais fácil e legível.</text:p>
      <text:p text:style-name="P5"/>
      <text:h text:style-name="P2" text:outline-level="2"><text:bookmark text:name="criando-strings-com-template-literals"/>Criando strings com Template Literals</text:h>
      <text:p text:style-name="P9">Ao criar uma string com <text:span text:style-name="Emphasis"><text:span text:style-name="T1">Template Literals</text:span></text:span>, usamos crases <text:span text:style-name="Source_20_Text"><text:span text:style-name="T2">`</text:span></text:span> em vez de aspas simples ou duplas. Dentro das crases, podemos inserir variáveis ​​usando a sintaxe <text:span text:style-name="Source_20_Text"><text:span text:style-name="T2">${variavel}</text:span></text:span>. Aqui está um exemplo:</text:p>
      <text:p text:style-name="P6">const firstName = "John";</text:p>
      <text:p text:style-name="P6">const age = 25;</text:p>
      <text:p text:style-name="P6">const message = `My name is ${firstName} and I am ${age} years old.`;</text:p>
      <text:p text:style-name="P6">console.log(message);</text:p>
      <text:p text:style-name="P5"><text:span text:style-name="T3">// Saída: "My name is John and I am 25 years old."</text:span></text:p>
      <text:p text:style-name="P5"/>
      <text:h text:style-name="P4" text:outline-level="3"><text:bookmark text:name="strings-de-várias-linhas"/>Strings de várias linhas</text:h>
      <text:p text:style-name="P9"><text:span text:style-name="T5">Outra vantagem dos </text:span><text:span text:style-name="Emphasis"><text:span text:style-name="T6">Template Literals</text:span></text:span><text:span text:style-name="T5"> é que podemos criar strings de várias linhas com facilidade e legibilidade. Antes do ES6, criar uma string de várias linhas exigia o uso de caracteres de escape de linha (</text:span><text:span text:style-name="Source_20_Text"><text:span text:style-name="T7">\n</text:span></text:span><text:span text:style-name="T5">), o que tornava o código mais difícil de ler e manter. Com os </text:span><text:span text:style-name="Emphasis"><text:span text:style-name="T6">Template Literals</text:span></text:span><text:span text:style-name="T5">, podemos simplesmente criar uma string de várias linhas dentro das crases.</text:span></text:p>
      <text:p text:style-name="P5"/>
      <text:h text:style-name="P3" text:outline-level="2"><text:bookmark text:name="operador-ternário"/>Operador Ternário</text:h>
      <text:p text:style-name="P10">O operador ternário em JavaScript é uma forma concisa de escrever uma estrutura condicional if-else. Ele tem a seguinte sintaxe:</text:p>
      <text:p text:style-name="P8"/>
      <text:p text:style-name="P7">condição ? valor_se_verdadeiro : valor_se_falso;</text:p>
      <text:p text:style-name="P7"/>
      <text:list text:style-name="L5">
        <text:list-item>
          <text:p text:style-name="P11"><text:span text:style-name="Strong_20_Emphasis"><text:span text:style-name="T6">condição</text:span></text:span><text:span text:style-name="T8">: </text:span><text:span text:style-name="T9">É uma expressão que é avaliada como verdadeira ou falsa.</text:span></text:p>
        </text:list-item>
        <text:list-item>
          <text:p text:style-name="P11"><text:span text:style-name="Strong_20_Emphasis"><text:span text:style-name="T6">valor_se_verdadeiro</text:span></text:span><text:span text:style-name="T6">: É o valor retornado se a condição for verdadeira.</text:span></text:p>
        </text:list-item>
        <text:list-item>
          <text:p text:style-name="P11"><text:span text:style-name="Strong_20_Emphasis"><text:span text:style-name="T6">valor_se_falso</text:span></text:span><text:span text:style-name="T6">: É o valor retornado se a condição for falsa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08:05.423559834</meta:creation-date>
    <dc:date>2024-02-20T09:14:11.156835317</dc:date>
    <meta:editing-duration>PT6M6S</meta:editing-duration>
    <meta:editing-cycles>1</meta:editing-cycles>
    <meta:document-statistic meta:table-count="0" meta:image-count="0" meta:object-count="0" meta:page-count="1" meta:paragraph-count="18" meta:word-count="241" meta:character-count="1472" meta:non-whitespace-character-count="1248"/>
    <meta:generator>LibreOffice/24.2.0.3$Linux_X86_64 LibreOffice_project/da48488a73ddd66ea24cf16bbc4f7b9c08e9bea1</meta:generator>
  </office:meta>
</office:document-meta>
</file>